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oto Sans CJK TC Regular1" svg:font-family="'Noto Sans CJK TC Regular'"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text-properties style:font-name="Abyssinica SIL" officeooo:rsid="0013e63e" officeooo:paragraph-rsid="0013e63e" style:font-name-asian="Abyssinica SIL"/>
    </style:style>
    <style:style style:name="P2" style:family="paragraph" style:parent-style-name="Standard">
      <style:text-properties style:font-name="Abyssinica SIL" officeooo:rsid="001443a0" officeooo:paragraph-rsid="001443a0" style:font-name-asian="Abyssinica SIL"/>
    </style:style>
    <style:style style:name="P3" style:family="paragraph" style:parent-style-name="Standard">
      <style:text-properties style:font-name="Abyssinica SIL" officeooo:rsid="00161d83" officeooo:paragraph-rsid="00161d83" style:font-name-asian="Abyssinica SIL"/>
    </style:style>
    <style:style style:name="P4" style:family="paragraph" style:parent-style-name="Standard">
      <style:text-properties style:font-name="Abyssinica SIL" officeooo:rsid="00185077" officeooo:paragraph-rsid="0018ba78" style:font-name-asian="Abyssinica SIL"/>
    </style:style>
    <style:style style:name="P5" style:family="paragraph" style:parent-style-name="Standard" style:list-style-name="L1">
      <style:text-properties style:font-name="Abyssinica SIL" officeooo:rsid="0018ba78" officeooo:paragraph-rsid="0018ba78" style:font-name-asian="Abyssinica SIL"/>
    </style:style>
    <style:style style:name="P6" style:family="paragraph" style:parent-style-name="Standard" style:list-style-name="L2">
      <style:text-properties style:font-name="Abyssinica SIL" officeooo:rsid="0018ba78" officeooo:paragraph-rsid="0018ba78" style:font-name-asian="Abyssinica SIL"/>
    </style:style>
    <style:style style:name="P7" style:family="paragraph" style:parent-style-name="Standard" style:list-style-name="L3">
      <style:text-properties style:font-name="Abyssinica SIL" officeooo:rsid="0018ba78" officeooo:paragraph-rsid="0018ba78" style:font-name-asian="Abyssinica SIL"/>
    </style:style>
    <style:style style:name="P8" style:family="paragraph" style:parent-style-name="Standard">
      <style:text-properties style:font-name="Abyssinica SIL" officeooo:paragraph-rsid="0018ba78" style:font-name-asian="Abyssinica SIL"/>
    </style:style>
    <style:style style:name="P9" style:family="paragraph" style:parent-style-name="Standard">
      <style:text-properties style:font-name="Abyssinica SIL" officeooo:rsid="001a979f" officeooo:paragraph-rsid="001a979f" style:font-name-asian="Abyssinica SIL"/>
    </style:style>
    <style:style style:name="P10" style:family="paragraph" style:parent-style-name="Standard">
      <style:text-properties style:font-name="Abyssinica SIL" officeooo:rsid="001b29c8" officeooo:paragraph-rsid="001b29c8" style:font-name-asian="Abyssinica SIL"/>
    </style:style>
    <style:style style:name="P11" style:family="paragraph" style:parent-style-name="Standard">
      <style:text-properties style:font-name="Abyssinica SIL" officeooo:rsid="001e20c1" officeooo:paragraph-rsid="001e20c1" style:font-name-asian="Abyssinica SIL"/>
    </style:style>
    <style:style style:name="P12" style:family="paragraph" style:parent-style-name="Standard" style:list-style-name="L4">
      <style:text-properties style:font-name="Abyssinica SIL" officeooo:rsid="001e20c1" officeooo:paragraph-rsid="001e20c1" style:font-name-asian="Abyssinica SIL"/>
    </style:style>
    <style:style style:name="P13" style:family="paragraph" style:parent-style-name="Standard" style:list-style-name="L5">
      <style:text-properties style:font-name="Abyssinica SIL" officeooo:rsid="001e20c1" officeooo:paragraph-rsid="001e20c1" style:font-name-asian="Abyssinica SIL"/>
    </style:style>
    <style:style style:name="P14" style:family="paragraph" style:parent-style-name="Standard">
      <style:text-properties style:font-name="Abyssinica SIL" officeooo:rsid="001ad24a" officeooo:paragraph-rsid="001ad24a" style:font-name-asian="Abyssinica SIL"/>
    </style:style>
    <style:style style:name="P15" style:family="paragraph" style:parent-style-name="Standard">
      <style:text-properties style:font-name="Abyssinica SIL" officeooo:rsid="001e9748" officeooo:paragraph-rsid="001e9748" style:font-name-asian="Abyssinica SIL"/>
    </style:style>
    <style:style style:name="P16" style:family="paragraph" style:parent-style-name="Standard">
      <style:text-properties style:font-name="Abyssinica SIL" officeooo:rsid="00215246" officeooo:paragraph-rsid="00215246" style:font-name-asian="Abyssinica SIL"/>
    </style:style>
    <style:style style:name="P17" style:family="paragraph" style:parent-style-name="Standard">
      <style:text-properties style:font-name="Abyssinica SIL" officeooo:rsid="00229a0c" officeooo:paragraph-rsid="00229a0c" style:font-name-asian="Abyssinica SIL"/>
    </style:style>
    <style:style style:name="P18" style:family="paragraph" style:parent-style-name="Standard">
      <style:text-properties style:font-name="Abyssinica SIL" officeooo:rsid="00242241" officeooo:paragraph-rsid="00242241" style:font-name-asian="Abyssinica SIL"/>
    </style:style>
    <style:style style:name="P19" style:family="paragraph" style:parent-style-name="Standard">
      <style:text-properties style:font-name="Abyssinica SIL" officeooo:rsid="002615ef" officeooo:paragraph-rsid="002615ef" style:font-name-asian="Abyssinica SIL"/>
    </style:style>
    <style:style style:name="P20" style:family="paragraph" style:parent-style-name="Standard">
      <style:text-properties style:font-name="Abyssinica SIL" officeooo:rsid="002b3b18" officeooo:paragraph-rsid="002b3b18" style:font-name-asian="Abyssinica SIL"/>
    </style:style>
    <style:style style:name="P21" style:family="paragraph" style:parent-style-name="Standard" style:list-style-name="L6">
      <style:text-properties style:font-name="Abyssinica SIL" officeooo:paragraph-rsid="002c520e" style:font-name-asian="Abyssinica SIL"/>
    </style:style>
    <style:style style:name="P22" style:family="paragraph" style:parent-style-name="Standard" style:list-style-name="L7">
      <style:text-properties style:font-name="Abyssinica SIL" officeooo:paragraph-rsid="002c520e" style:font-name-asian="Abyssinica SIL"/>
    </style:style>
    <style:style style:name="P23" style:family="paragraph" style:parent-style-name="Standard" style:list-style-name="L8">
      <style:text-properties style:font-name="Abyssinica SIL" officeooo:paragraph-rsid="002c520e" style:font-name-asian="Abyssinica SIL"/>
    </style:style>
    <style:style style:name="P24" style:family="paragraph" style:parent-style-name="Standard" style:list-style-name="L9">
      <style:text-properties style:font-name="Abyssinica SIL" officeooo:paragraph-rsid="002c520e" style:font-name-asian="Abyssinica SIL"/>
    </style:style>
    <style:style style:name="P25" style:family="paragraph" style:parent-style-name="Standard">
      <style:text-properties style:font-name="Abyssinica SIL" officeooo:paragraph-rsid="002c520e" style:font-name-asian="Abyssinica SIL"/>
    </style:style>
    <style:style style:name="P26" style:family="paragraph" style:parent-style-name="Standard">
      <style:text-properties style:font-name="Abyssinica SIL" officeooo:rsid="002e0c53" officeooo:paragraph-rsid="002e0c53" style:font-name-asian="Abyssinica SIL"/>
    </style:style>
    <style:style style:name="P27" style:family="paragraph" style:parent-style-name="Standard">
      <style:text-properties style:font-name="Abyssinica SIL" officeooo:rsid="00310cea" officeooo:paragraph-rsid="00310cea" style:font-name-asian="Abyssinica SIL"/>
    </style:style>
    <style:style style:name="P28" style:family="paragraph" style:parent-style-name="Standard">
      <style:text-properties style:font-name="Abyssinica SIL" officeooo:rsid="00315e94" officeooo:paragraph-rsid="00315e94" style:font-name-asian="Abyssinica SIL"/>
    </style:style>
    <style:style style:name="P29" style:family="paragraph" style:parent-style-name="Standard" style:list-style-name="L10">
      <style:text-properties style:font-name="Abyssinica SIL" officeooo:paragraph-rsid="00315e94" style:font-name-asian="Abyssinica SIL"/>
    </style:style>
    <style:style style:name="P30" style:family="paragraph" style:parent-style-name="Standard" style:list-style-name="L11">
      <style:text-properties style:font-name="Abyssinica SIL" officeooo:paragraph-rsid="00315e94" style:font-name-asian="Abyssinica SIL"/>
    </style:style>
    <style:style style:name="P31" style:family="paragraph" style:parent-style-name="Standard">
      <style:text-properties style:font-name="Abyssinica SIL" officeooo:paragraph-rsid="00315e94" style:font-name-asian="Abyssinica SIL"/>
    </style:style>
    <style:style style:name="P32" style:family="paragraph" style:parent-style-name="Standard">
      <style:text-properties style:font-name="Abyssinica SIL" officeooo:rsid="003517dd" officeooo:paragraph-rsid="003517dd" style:font-name-asian="Abyssinica SIL"/>
    </style:style>
    <style:style style:name="P33" style:family="paragraph" style:parent-style-name="Standard" style:list-style-name="L12">
      <style:text-properties style:font-name="Abyssinica SIL" officeooo:paragraph-rsid="003517dd" style:font-name-asian="Abyssinica SIL"/>
    </style:style>
    <style:style style:name="P34" style:family="paragraph" style:parent-style-name="Standard">
      <style:text-properties style:font-name="Abyssinica SIL" officeooo:paragraph-rsid="003517dd" style:font-name-asian="Abyssinica SIL"/>
    </style:style>
    <style:style style:name="P35" style:family="paragraph" style:parent-style-name="Standard" style:list-style-name="L13">
      <style:text-properties style:font-name="Abyssinica SIL" officeooo:paragraph-rsid="003517dd" style:font-name-asian="Abyssinica SIL"/>
    </style:style>
    <style:style style:name="P36" style:family="paragraph" style:parent-style-name="Standard" style:list-style-name="L14">
      <style:text-properties style:font-name="Abyssinica SIL" officeooo:paragraph-rsid="003517dd" style:font-name-asian="Abyssinica SIL"/>
    </style:style>
    <style:style style:name="P37" style:family="paragraph" style:parent-style-name="Standard" style:list-style-name="L15">
      <style:text-properties style:font-name="Abyssinica SIL" officeooo:paragraph-rsid="003517dd" style:font-name-asian="Abyssinica SIL"/>
    </style:style>
    <style:style style:name="P38" style:family="paragraph" style:parent-style-name="Standard" style:list-style-name="L16">
      <style:text-properties style:font-name="Abyssinica SIL" officeooo:paragraph-rsid="003517dd" style:font-name-asian="Abyssinica SIL"/>
    </style:style>
    <style:style style:name="P39" style:family="paragraph" style:parent-style-name="Standard" style:list-style-name="L9">
      <style:text-properties style:font-name="Abyssinica SIL" officeooo:rsid="003816f8" officeooo:paragraph-rsid="003816f8" style:font-name-asian="Abyssinica SIL"/>
    </style:style>
    <style:style style:name="P40" style:family="paragraph" style:parent-style-name="Standard" style:list-style-name="L9">
      <style:text-properties style:font-name="Abyssinica SIL" officeooo:rsid="003a414d" officeooo:paragraph-rsid="003a414d" style:font-name-asian="Abyssinica SIL"/>
    </style:style>
    <style:style style:name="P41" style:family="paragraph" style:parent-style-name="Standard" style:list-style-name="L9">
      <style:text-properties style:font-name="Abyssinica SIL" officeooo:rsid="003d6cf3" officeooo:paragraph-rsid="003d6cf3" style:font-name-asian="Abyssinica SIL"/>
    </style:style>
    <style:style style:name="P42" style:family="paragraph" style:parent-style-name="Standard">
      <style:paragraph-properties style:border-line-width-bottom="0.012cm 0.012cm 0.012cm" fo:padding="0.074cm" fo:border-left="none" fo:border-right="none" fo:border-top="none" fo:border-bottom="0.99pt double #000000" style:join-border="false"/>
      <style:text-properties style:font-name="Abyssinica SIL" officeooo:rsid="002b3b18" officeooo:paragraph-rsid="002615ef" style:font-name-asian="Abyssinica SIL"/>
    </style:style>
    <style:style style:name="P43" style:family="paragraph" style:parent-style-name="Standard">
      <style:paragraph-properties style:border-line-width-bottom="0.012cm 0.012cm 0.012cm" fo:padding="0.074cm" fo:border-left="none" fo:border-right="none" fo:border-top="none" fo:border-bottom="1.05pt double #000000" style:join-border="false"/>
      <style:text-properties style:font-name="Abyssinica SIL" officeooo:rsid="00185077" officeooo:paragraph-rsid="001443a0" style:font-name-asian="Abyssinica SIL"/>
    </style:style>
    <style:style style:name="P44" style:family="paragraph" style:parent-style-name="Standard">
      <style:paragraph-properties style:border-line-width-bottom="0.012cm 0.012cm 0.012cm" fo:padding="0.074cm" fo:border-left="none" fo:border-right="none" fo:border-top="none" fo:border-bottom="1.05pt double #000000" style:join-border="false"/>
      <style:text-properties style:font-name="Abyssinica SIL" officeooo:rsid="00185077" officeooo:paragraph-rsid="00161d83" style:font-name-asian="Abyssinica SIL"/>
    </style:style>
    <style:style style:name="P45" style:family="paragraph" style:parent-style-name="Standard">
      <style:paragraph-properties style:border-line-width-bottom="0.012cm 0.012cm 0.012cm" fo:padding="0.074cm" fo:border-left="none" fo:border-right="none" fo:border-top="none" fo:border-bottom="1.05pt double #000000" style:join-border="false"/>
      <style:text-properties style:font-name="Abyssinica SIL" officeooo:rsid="00185077" officeooo:paragraph-rsid="001a979f" style:font-name-asian="Abyssinica SIL"/>
    </style:style>
    <style:style style:name="P46" style:family="paragraph" style:parent-style-name="Standard">
      <style:paragraph-properties style:border-line-width-bottom="0.012cm 0.012cm 0.012cm" fo:padding="0.074cm" fo:border-left="none" fo:border-right="none" fo:border-top="none" fo:border-bottom="1.05pt double #000000" style:join-border="false"/>
      <style:text-properties style:font-name="Abyssinica SIL" officeooo:rsid="001e20c1" officeooo:paragraph-rsid="0018ba78" style:font-name-asian="Abyssinica SIL"/>
    </style:style>
    <style:style style:name="P47" style:family="paragraph" style:parent-style-name="Standard">
      <style:paragraph-properties style:border-line-width-bottom="0.012cm 0.012cm 0.012cm" fo:padding="0.074cm" fo:border-left="none" fo:border-right="none" fo:border-top="none" fo:border-bottom="1.05pt double #000000" style:join-border="false"/>
      <style:text-properties style:font-name="Abyssinica SIL" officeooo:rsid="00215246" officeooo:paragraph-rsid="001e9748" style:font-name-asian="Abyssinica SIL"/>
    </style:style>
    <style:style style:name="P48" style:family="paragraph" style:parent-style-name="Standard">
      <style:paragraph-properties style:border-line-width-bottom="0.012cm 0.012cm 0.012cm" fo:padding="0.074cm" fo:border-left="none" fo:border-right="none" fo:border-top="none" fo:border-bottom="1.05pt double #000000" style:join-border="false"/>
      <style:text-properties style:font-name="Abyssinica SIL" officeooo:rsid="00242241" officeooo:paragraph-rsid="00229a0c" style:font-name-asian="Abyssinica SIL"/>
    </style:style>
    <style:style style:name="T1" style:family="text">
      <style:text-properties officeooo:rsid="0017778c"/>
    </style:style>
    <style:style style:name="T2" style:family="text">
      <style:text-properties officeooo:rsid="0018ba78"/>
    </style:style>
    <style:style style:name="T3" style:family="text">
      <style:text-properties style:font-name="Abyssinica SIL" officeooo:rsid="002c520e" style:font-name-asian="Abyssinica SIL"/>
    </style:style>
    <style:style style:name="T4" style:family="text">
      <style:text-properties officeooo:rsid="003517dd"/>
    </style:style>
    <style:style style:name="T5" style:family="text">
      <style:text-properties officeooo:rsid="002c520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rk</text:p>
      <text:p text:style-name="P1"/>
      <text:p text:style-name="P1"><text:span text:style-name="T1">1. </text:span>Spark SQL 允许在 Spark 中执行以 SQL、HiveQL 表示的关系型查询语句。此组件的核心是一种新型的 RDD:SchemaRDD。一个 SchemaRDD 类似于一个传统关系型数据库中的表。</text:p>
      <text:p text:style-name="P1"/>
      <text:p text:style-name="P2">使用 Spark 所有相关功能的入口点是:SQLContext 类,或者它的子类。为了创建一个 SQLContext 基类,你首先需要的是一个 SparkContext。</text:p>
      <text:p text:style-name="P2"/>
      <text:p text:style-name="P2">from pyspark.sql import SQLContext </text:p>
      <text:p text:style-name="P2">sqlContext = SQLContext(sc)</text:p>
      <text:p text:style-name="P43"/>
      <text:p text:style-name="P3"><text:span text:style-name="T1">2. </text:span>Spark SQL 可以将含有行对象的 RDD 转变为 SchemaRDD,并推断数据类型。将键/值对列表作为参数(kwargs)传递给 Row 类进行构造行。</text:p>
      <text:p text:style-name="P3"/>
      <text:p text:style-name="P3"># sc is an existing SparkContext.</text:p>
      <text:p text:style-name="P3">from pyspark.sql import SQLContext, Row</text:p>
      <text:p text:style-name="P3">sqlContext = SQLContext(sc)</text:p>
      <text:p text:style-name="P3"/>
      <text:p text:style-name="P3"># Load a text file and convert each line to a dictionary.</text:p>
      <text:p text:style-name="P3">lines = sc.textFile("examples/src/main/resources/people.txt")</text:p>
      <text:p text:style-name="P3">parts = lines.map(lambda l: l.split(","))</text:p>
      <text:p text:style-name="P3">people = parts.map(lambda p: Row(name=p[0], age=int(p[1])))</text:p>
      <text:p text:style-name="P3"/>
      <text:p text:style-name="P3"># Infer the schema, and register the SchemaRDD as a table.</text:p>
      <text:p text:style-name="P3">schemaPeople = sqlContext.inferSchema(people)</text:p>
      <text:p text:style-name="P3">schemaPeople.registerTempTable("people")</text:p>
      <text:p text:style-name="P3"/>
      <text:p text:style-name="P3"># SQL can be run over SchemaRDDs that have been registered as a table.</text:p>
      <text:p text:style-name="P3">teenagers = sqlContext.sql("SELECT name FROM people WHERE age &gt;= 13 AND age &lt;= 19")</text:p>
      <text:p text:style-name="P3"/>
      <text:p text:style-name="P3"># The results of SQL queries are RDDs and support all the normal RDD operations.</text:p>
      <text:p text:style-name="P3">teenNames = teenagers.map(lambda p: "Name: " + p.name)</text:p>
      <text:p text:style-name="P3">for teenName in teenNames.collect():</text:p>
      <text:p text:style-name="P3">print teenName</text:p>
      <text:p text:style-name="P44"/>
      <text:p text:style-name="P4">3. <text:span text:style-name="T2">当 kwargs 的字典不能提前确定时(例如,当记录的结构由字符串或文本数据集编码而成,它在解析时,字段将会对不同的用户有不同的投影结果),SchemaRDD 可以由以下三个步骤创建:</text:span></text:p>
      <text:list xml:id="list6635416719168191181" text:style-name="L1">
        <text:list-item>
          <text:p text:style-name="P5">从原始 RDD 创建一个含有元组或列表的 RDD;</text:p>
        </text:list-item>
      </text:list>
      <text:list xml:id="list6307885300395592186" text:style-name="L2">
        <text:list-item>
          <text:p text:style-name="P6">创建一个由 StructType 表示的模式,它与第 1 步中创建的 RDD 的元组或列表结构相一致。</text:p>
        </text:list-item>
      </text:list>
      <text:list xml:id="list6140824989970005261" text:style-name="L3">
        <text:list-item>
          <text:p text:style-name="P7">通过调用 SQLContext 中 applySchema 方法将模式应用到 RDD。</text:p>
        </text:list-item>
      </text:list>
      <text:p text:style-name="P8"/>
      <text:p text:style-name="P9"># Import SQLContext and data types</text:p>
      <text:p text:style-name="P9">from pyspark.sql import *</text:p>
      <text:p text:style-name="P9"><text:soft-page-break/></text:p>
      <text:p text:style-name="P9"># sc is an existing SparkContext.</text:p>
      <text:p text:style-name="P9">sqlContext = SQLContext(sc)</text:p>
      <text:p text:style-name="P9"/>
      <text:p text:style-name="P9"># Load a text file and convert each line to a tuple.</text:p>
      <text:p text:style-name="P9">lines = sc.textFile("examples/src/main/resources/people.txt")</text:p>
      <text:p text:style-name="P9">parts = lines.map(lambda l: l.split(","))</text:p>
      <text:p text:style-name="P9">people = parts.map(lambda p: (p[0], p[1].strip()))</text:p>
      <text:p text:style-name="P9"/>
      <text:p text:style-name="P9"># The schema is encoded in a string.</text:p>
      <text:p text:style-name="P9">schemaString = "name age"</text:p>
      <text:p text:style-name="P9">fields = [StructField(field_name, StringType(), True) for field_name in schemaString.split()]</text:p>
      <text:p text:style-name="P9">schema = StructType(fields)</text:p>
      <text:p text:style-name="P9"/>
      <text:p text:style-name="P9"># Apply the schema to the RDD.</text:p>
      <text:p text:style-name="P9">schemaPeople = sqlContext.applySchema(people, schema)</text:p>
      <text:p text:style-name="P45"/>
      <text:p text:style-name="P10">4. Parquet 文件是一种列式存储格式的文件,被很多数据处理系统支持。Spark SQL 支持读取和写入 Parquet 文件,并可自动保留原始数据的格式(schema)。</text:p>
      <text:p text:style-name="P10"/>
      <text:p text:style-name="P10"># sqlContext from the previous example is used in this example.</text:p>
      <text:p text:style-name="P10">schemaPeople # The SchemaRDD from the previous example.</text:p>
      <text:p text:style-name="P10"/>
      <text:p text:style-name="P10"># SchemaRDDs can be saved as Parquet files, maintaining the schema information.</text:p>
      <text:p text:style-name="P10">schemaPeople.saveAsParquetFile("people.parquet")</text:p>
      <text:p text:style-name="P10"/>
      <text:p text:style-name="P10"># Read in the Parquet file created above. Parquet files are self-describing so the schema is preserved.</text:p>
      <text:p text:style-name="P10"># The result of loading a parquet file is also a SchemaRDD.</text:p>
      <text:p text:style-name="P10">parquetFile = sqlContext.parquetFile("people.parquet")</text:p>
      <text:p text:style-name="P10"/>
      <text:p text:style-name="P10"># Parquet files can also be registered as tables and then used in SQL statements.</text:p>
      <text:p text:style-name="P10">parquetFile.registerTempTable("parquetFile");</text:p>
      <text:p text:style-name="P10">teenagers = sqlContext.sql("SELECT name FROM parquetFile WHERE age &gt;= 13 AND age &lt;= 19")</text:p>
      <text:p text:style-name="P10">teenNames = teenagers.map(lambda p: "Name: " + p.name)</text:p>
      <text:p text:style-name="P10">for teenName in teenNames.collect():</text:p>
      <text:p text:style-name="P10"><text:tab/>print teenName</text:p>
      <text:p text:style-name="P46"/>
      <text:p text:style-name="P11">5. Json 數據集</text:p>
      <text:p text:style-name="P11">Spark SQL 可以自动推断出一个 JSON 数据集的架构(schema),并将其加载为JavaSchemaRDD。这种转换可以利用 JavaSQLContext 提供的两种方法中的一个来完成:</text:p>
      <text:p text:style-name="P11"/>
      <text:list xml:id="list4364804848866445399" text:style-name="L4">
        <text:list-item>
          <text:p text:style-name="P12"><text:soft-page-break/>jsonFile ——从含有 JSON 文件的目录中加载数据。其中,JSON 文件中的每一行均是一个 JSON 对象。</text:p>
        </text:list-item>
      </text:list>
      <text:list xml:id="list738133662300938656" text:style-name="L5">
        <text:list-item>
          <text:p text:style-name="P13">jsonRdd ——从现有的 RDD 中加载数据。其中,RDD 的每个元素是一个包含一个 JSON 对象的字符串。</text:p>
        </text:list-item>
      </text:list>
      <text:p text:style-name="P14"/>
      <text:p text:style-name="P15"># sc is an existing SparkContext.</text:p>
      <text:p text:style-name="P15">from pyspark.sql import SQLContext</text:p>
      <text:p text:style-name="P15">sqlContext = SQLContext(sc)</text:p>
      <text:p text:style-name="P15"/>
      <text:p text:style-name="P15"># A JSON dataset is pointed to by path.</text:p>
      <text:p text:style-name="P15"># The path can be either a single text file or a directory storing text files.</text:p>
      <text:p text:style-name="P15">path = "examples/src/main/resources/people.json"</text:p>
      <text:p text:style-name="P15"/>
      <text:p text:style-name="P15"># Create a SchemaRDD from the file(s) pointed to by path</text:p>
      <text:p text:style-name="P15">people = sqlContext.jsonFile(path)</text:p>
      <text:p text:style-name="P15"/>
      <text:p text:style-name="P15"># The inferred schema can be visualized using the printSchema() method.</text:p>
      <text:p text:style-name="P15">people.printSchema()</text:p>
      <text:p text:style-name="P15"># root</text:p>
      <text:p text:style-name="P15"># |-- age: IntegerType</text:p>
      <text:p text:style-name="P15"># |-- name: StringType</text:p>
      <text:p text:style-name="P15"># Register this SchemaRDD as a table.</text:p>
      <text:p text:style-name="P15">people.registerTempTable("people")</text:p>
      <text:p text:style-name="P15"/>
      <text:p text:style-name="P15"># SQL statements can be run by using the sql methods provided by sqlContext.</text:p>
      <text:p text:style-name="P15">teenagers = sqlContext.sql("SELECT name FROM people WHERE age &gt;= 13 AND age &lt;= 19")</text:p>
      <text:p text:style-name="P15"/>
      <text:p text:style-name="P15"># Alternatively, a SchemaRDD can be created for a JSON dataset represented by</text:p>
      <text:p text:style-name="P15"># an RDD[String] storing one JSON object per string.</text:p>
      <text:p text:style-name="P15">anotherPeopleRDD = sc.parallelize(['{"name":"Yin","address":"city":"Columbus","state":"Ohio"}}'])</text:p>
      <text:p text:style-name="P15">anotherPeople = sqlContext.jsonRDD(anotherPeopleRDD)</text:p>
      <text:p text:style-name="P47"/>
      <text:p text:style-name="P16">6. Hive表</text:p>
      <text:p text:style-name="P16">Spark SQL 还支持读取和写入存储在 Apache Hive 中的数据。然而,由于 Hive 有大量的依赖关系,它并不包括在默认的 Spark 组件中。为了使用 Hive,你必须首先运行“ sbt/sbt -Phive assembly/assembly ”(或对 maven 使用“-phive”)。这个命令构建了一个包含 Hive 的新的集成 jar 包。需要注意到 Hive 的集成 jar 包必须存在于所有的工作节点上,因为他们需要访问 Hive 的序列化和反序列化库(SerDes),以访问到存储在 Hive中的数据。</text:p>
      <text:p text:style-name="P16">将 hive-site.xml 文件放到 conf/目录下,以完成 Hive 的配置。</text:p>
      <text:p text:style-name="P16"/>
      <text:p text:style-name="P17"># sc is an existing SparkContext.</text:p>
      <text:p text:style-name="P17">from pyspark.sql import HiveContext</text:p>
      <text:p text:style-name="P17"><text:soft-page-break/>sqlContext = HiveContext(sc)</text:p>
      <text:p text:style-name="P17">sqlContext.sql("CREATE TABLE IF NOT EXISTS src (key INT, value STRING)")</text:p>
      <text:p text:style-name="P17">sqlContext.sql("LOAD DATA LOCAL INPATH 'examples/src/main/resources/kv1.txt' INTO TABLE</text:p>
      <text:p text:style-name="P17">src")</text:p>
      <text:p text:style-name="P17"/>
      <text:p text:style-name="P17"># Queries can be expressed in HiveQL.</text:p>
      <text:p text:style-name="P17">results = sqlContext.sql("FROM src SELECT key, value").collect()</text:p>
      <text:p text:style-name="P48"/>
      <text:p text:style-name="P18">7. 性能優化</text:p>
      <text:p text:style-name="P18"/>
      <text:p text:style-name="P19">Spark SQL 通过调用 cacheTable("tableName"),以内存列存储的格式,缓存表。然后,Spark SQL 将只扫描所需的列,并会自动调整压缩,以减少内存使用量和 GC 的压力。你可以调用uncacheTable("tableName"),将表从内存中删除。但请注意,如果你调用 cache,而不是 cacheTable,表将不以内存列式存储的格式进行缓存。因此强烈建议在此用例中使用 cacheTable。可以调用SQLContext 中的 setConf 方法,或使用 SQL 运行 SET key=value 命令,来完成内存缓存的配置。</text:p>
      <text:p text:style-name="P42"/>
      <text:p text:style-name="P20">8. Spark libraries</text:p>
      <text:list xml:id="list5091552243441736280" text:style-name="L6">
        <text:list-item>
          <text:p text:style-name="P21"><text:span text:style-name="T5">SparkSQL: This provides the SQL-like ability to interrogate structured data and interactively explore large datasets</text:span></text:p>
        </text:list-item>
      </text:list>
      <text:list xml:id="list5965173119064116255" text:style-name="L7">
        <text:list-item>
          <text:p text:style-name="P22"><text:span text:style-name="T5">SparkMLLIB: This provides major algorithms and a pipeline framework for machine learning</text:span></text:p>
        </text:list-item>
      </text:list>
      <text:list xml:id="list278717614524016298" text:style-name="L8">
        <text:list-item>
          <text:p text:style-name="P23"><text:span text:style-name="T5">Spark Streaming: This is for near real-time analysis of data using micro batches and sliding widows on incoming streams of data</text:span></text:p>
        </text:list-item>
      </text:list>
      <text:list xml:id="list6934823644631594027" text:style-name="L9">
        <text:list-item>
          <text:p text:style-name="P24"><text:span text:style-name="T5">Spark GraphX: This is for graph processing and computation on complex connected entities and relationships</text:span></text:p>
        </text:list-item>
        <text:list-item>
          <text:p text:style-name="P39">Numba: This provides the power to speed up code in Python with high-performance functions and just-in-time compilation.</text:p>
        </text:list-item>
        <text:list-item>
          <text:p text:style-name="P40">Blaze: This enables large scale data analytics by offering a uniform and adaptable interface to access a variety of data providers, which include streaming Python, Pandas, SQLAlchemy, and Spark.</text:p>
        </text:list-item>
        <text:list-item>
          <text:p text:style-name="P41">Bokeh: This provides interactive data visualizations for large and streaming datasets.</text:p>
        </text:list-item>
      </text:list>
      <text:p text:style-name="P25"/>
      <text:p text:style-name="P26"><text:span text:style-name="T5">Spark is written in Scala. The whole Spark ecosystem naturally leverages the JVM environment and capitalizes on HDFS natively.</text:span></text:p>
      <text:p text:style-name="P26"/>
      <text:p text:style-name="P27"><text:span text:style-name="T5">Spark applications are run as an independent set of processes, coordinated by a SparkContext in a driver program.</text:span></text:p>
      <text:p text:style-name="P27"/>
      <text:p text:style-name="P27"><text:span text:style-name="T5">The SparkContext will be allocated system resources (machines, memory, CPU) from the Cluster manager.</text:span></text:p>
      <text:p text:style-name="P27"/>
      <text:p text:style-name="P28"><text:soft-page-break/><text:span text:style-name="T5">There are two types of operation on RDDs:</text:span></text:p>
      <text:list xml:id="list8983894028420093828" text:style-name="L10">
        <text:list-item>
          <text:p text:style-name="P29"><text:span text:style-name="T5">Transformations: A transformation takes an existing RDD and leads to a pointer of a new transformed RDD. An RDD is immutable. Once created, it cannot be changed. Each transformation creates a new RDD. Transformations are lazily evaluated. Transformations are executed only when an action occurs. In the case of failure, the data lineage of transformations rebuilds the RDD.</text:span></text:p>
        </text:list-item>
      </text:list>
      <text:list xml:id="list461608262538923424" text:style-name="L11">
        <text:list-item>
          <text:p text:style-name="P30"><text:span text:style-name="T5">Actions: An action on an RDD triggers a Spark job and yields a value. An action operation causes Spark to execute the (lazy) transformation operations that are required to compute the RDD returned by the action. The action results in a DAG of operations. The DAG is compiled into stages where each stage is executed as a series of tasks. A task is a fundamental unit of work.</text:span></text:p>
        </text:list-item>
      </text:list>
      <text:p text:style-name="P31"/>
      <text:p text:style-name="P32">Here's some useful information on RDDs:</text:p>
      <text:list xml:id="list3653287435305477742" text:style-name="L12">
        <text:list-item>
          <text:p text:style-name="P33"><text:span text:style-name="T4">RDDs are created from a data source such as an HDFS file or a DB query.</text:span></text:p>
        </text:list-item>
      </text:list>
      <text:p text:style-name="P34"/>
      <text:p text:style-name="P32">There are three ways to create an RDD:</text:p>
      <text:list xml:id="list8747127463494998759" text:style-name="L13">
        <text:list-item>
          <text:p text:style-name="P35"><text:span text:style-name="T4">Reading from a datastore</text:span></text:p>
        </text:list-item>
      </text:list>
      <text:list xml:id="list4955645001400892182" text:style-name="L14">
        <text:list-item>
          <text:p text:style-name="P36"><text:span text:style-name="T4">Transforming an existing RDD</text:span></text:p>
        </text:list-item>
      </text:list>
      <text:list xml:id="list3924893625675712467" text:style-name="L15">
        <text:list-item>
          <text:p text:style-name="P37"><text:span text:style-name="T4">Using an in-memory collection</text:span></text:p>
        </text:list-item>
      </text:list>
      <text:p text:style-name="P34"/>
      <text:p text:style-name="P32">RDDs are transformed with functions such as map or filter , which yield new RDDs.</text:p>
      <text:list xml:id="list1866455129545087675" text:style-name="L16">
        <text:list-item>
          <text:p text:style-name="P38"><text:span text:style-name="T4">An action such as first, take, collect, or count on an RDD will deliver the results into the Spark driver. The Spark driver is the client through which the user interacts with the Spark cluster.</text:span></text:p>
        </text:list-item>
      </text:list>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oto Sans CJK TC Regular1" svg:font-family="'Noto Sans CJK TC Regular'"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HK" style:font-name-complex="Noto Sans CJK T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HK" style:font-size-asian="10.5pt" style:language-asian="zh" style:country-asian="HK"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6:59:38.951044212</meta:creation-date>
    <dc:date>2017-11-06T23:54:58.565980605</dc:date>
    <meta:editing-duration>PT2H20M46S</meta:editing-duration>
    <meta:editing-cycles>34</meta:editing-cycles>
    <meta:generator>LibreOffice/5.1.6.2$Linux_X86_64 LibreOffice_project/10m0$Build-2</meta:generator>
    <meta:document-statistic meta:table-count="0" meta:image-count="0" meta:object-count="0" meta:page-count="5" meta:paragraph-count="114" meta:word-count="1722" meta:character-count="7509" meta:non-whitespace-character-count="6590"/>
  </office:meta>
</office:document-meta>
</file>